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5.13mm"/>
    </style:style>
    <style:style style:name="co3" style:family="table-column">
      <style:table-column-properties fo:break-before="auto" style:column-width="106.5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Issu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ssue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ange ‘SAAS’ to ‘SaaS’ on the landing pag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links to the icons on homepage and footer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ix the broken image in the header issu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move the location from the landing page in the introTex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ix the responsiveness of the foote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nage the copyright text to Rishabh Madan c 2019</text:p>
          </table:table-cell>
          <table:table-cell/>
        </table:table-row>
      </table:table>
      <table:table table:name="AddOn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About me in the About page and create a timeline compone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eate 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22:09:09.902346929</meta:creation-date>
    <dc:date>2019-06-08T23:12:13.325671968</dc:date>
    <meta:editing-duration>PT32M43S</meta:editing-duration>
    <meta:editing-cycles>1</meta:editing-cycles>
    <meta:document-statistic meta:table-count="2" meta:cell-count="21" meta:object-count="0"/>
    <meta:generator>LibreOffice/6.0.7.3$Linux_X86_64 LibreOffice_project/00m0$Build-3</meta:generator>
  </office:meta>
</office:document-meta>
</file>